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6.75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Text">
      <style:graphic-properties draw:stroke="none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3.15cm" fo:min-width="9.5cm"/>
      <style:paragraph-properties style:writing-mode="lr-tb"/>
    </style:style>
    <style:style style:name="gr7" style:family="graphic" style:parent-style-name="Text">
      <style:graphic-properties draw:stroke="none" draw:fill="none" draw:fill-color="#ffffff" fo:min-height="0.65cm"/>
      <style:paragraph-properties style:writing-mode="lr-tb"/>
    </style:style>
    <style:style style:name="gr8" style:family="graphic" style:parent-style-name="objectwithoutfill">
      <style:graphic-properties draw:marker-start="Extrémités_20_de_20_flèche_20_3" draw:marker-start-width="0.3cm" draw:marker-end="Extrémités_20_de_20_flèche_20_4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7.25cm" svg:height="3.5cm" svg:x="1cm" svg:y="1.5cm">
          <text:p text:style-name="P1">Ordinateur</text:p>
          <text:p text:style-name="P1"><text:span text:style-name="T1"/></text:p>
          <text:p text:style-name="P1"><text:span text:style-name="T2">- numero : sring</text:span></text:p>
          <text:p text:style-name="P1"><text:span text:style-name="T2">- marque : string</text:span></text:p>
          <text:p text:style-name="P1"><text:span text:style-name="T2">+ create Ordinateur(n:string, m:string)</text:span></text:p>
          <text:p text:style-name="P1"><text:span text:style-name="T2">+ 3 accesseurs en le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5cm" svg:height="3cm" svg:x="15cm" svg:y="1.75cm">
          <text:p text:style-name="P2">Etudiant</text:p>
          <text:p text:style-name="P2"><text:span text:style-name="T1"/></text:p>
          <text:p text:style-name="P2"><text:span text:style-name="T2">- nom : </text:span><text:span text:style-name="T2">string</text:span></text:p>
          <text:p text:style-name="P2"><text:span text:style-name="T2">+ create </text:span><text:span text:style-name="T2">Etudiant(n:</text:span><text:span text:style-name="T2">string)</text:span></text:p>
          <text:p text:style-name="P2"><text:span text:style-name="T2">+ getNom : </text:span><text:span text:style-name="T2">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1.5cm" svg:height="0.75cm" svg:x="8.15cm" svg:y="3.35cm">
          <draw:text-box>
            <text:p text:style-name="P3"><text:span text:style-name="T3">0..1</text:span></text:p>
          </draw:text-box>
        </draw:frame>
        <draw:frame draw:style-name="gr3" draw:text-style-name="P4" draw:layer="layout" svg:width="1.5cm" svg:height="0.75cm" svg:x="13.85cm" svg:y="3.35cm">
          <draw:text-box>
            <text:p text:style-name="P3"><text:span text:style-name="T3">0..1</text:span></text:p>
          </draw:text-box>
        </draw:frame>
        <draw:frame draw:style-name="gr4" draw:text-style-name="P6" draw:layer="layout" svg:width="4cm" svg:height="0.75cm" svg:x="8.95cm" svg:y="2.25cm">
          <draw:text-box>
            <text:p text:style-name="P5"><text:span text:style-name="T1">APourEmprunteur</text:span></text:p>
          </draw:text-box>
        </draw:frame>
        <draw:custom-shape draw:style-name="gr5" draw:text-style-name="P1" draw:layer="layout" svg:width="0.5cm" svg:height="0.75cm" draw:transform="rotate (-1.5707963267949) translate (13.45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6" draw:layer="layout" svg:width="3.5cm" svg:height="0.75cm" svg:x="8.15cm" svg:y="3.75cm">
          <draw:text-box>
            <text:p text:style-name="P5"><text:span text:style-name="T1">- OrdiEmprunté</text:span></text:p>
          </draw:text-box>
        </draw:frame>
        <draw:frame draw:style-name="gr3" draw:text-style-name="P6" draw:layer="layout" svg:width="3.5cm" svg:height="0.75cm" svg:x="12.1cm" svg:y="3.7cm">
          <draw:text-box>
            <text:p text:style-name="P5"><text:span text:style-name="T1">- emptrunteur</text:span></text:p>
          </draw:text-box>
        </draw:frame>
        <draw:custom-shape draw:style-name="gr6" draw:text-style-name="P1" xml:id="id3" draw:id="id3" draw:layer="layout" svg:width="10cm" svg:height="3.4cm" svg:x="7.5cm" svg:y="6.6cm">
          <text:p text:style-name="P1">GestionnairePret</text:p>
          <text:p text:style-name="P1"><text:span text:style-name="T1"/></text:p>
          <text:p text:style-name="P1"><text:span text:style-name="T2">Pas de constructeur si l’attribut est init à sa declaration</text:span></text:p>
          <text:p text:style-name="P1"><text:span text:style-name="T2">+ ajoutOrdi(o:ordinateur)</text:span></text:p>
          <text:p text:style-name="P1"><text:span text:style-name="T2">+ suprOrdi(o:Ordinateur)</text:span></text:p>
          <text:p text:style-name="P1"><text:span text:style-name="T2">+ recherche(m:string, disponible:bool):Ordinateur[*]</text:span></text:p>
          <text:p text:style-name="P1"><text:span text:style-name="T2">+ nouveauPret(o:Ordinateur,e:Etudiant):b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4cm" svg:height="0.75cm" svg:x="1.5cm" svg:y="6.6cm">
          <draw:text-box>
            <text:p text:style-name="P5"><text:span text:style-name="T1">APourStock</text:span></text:p>
          </draw:text-box>
        </draw:frame>
        <draw:custom-shape draw:style-name="gr5" draw:text-style-name="P1" draw:layer="layout" svg:width="0.5cm" svg:height="0.75cm" svg:x="4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0.75cm" svg:height="0.65cm" svg:x="4.1cm" svg:y="5cm">
          <draw:text-box>
            <text:p text:style-name="P5"><text:span text:style-name="T1">*</text:span></text:p>
          </draw:text-box>
        </draw:frame>
        <draw:connector draw:style-name="gr8" draw:text-style-name="P7" draw:layer="layout" draw:type="line" svg:x1="8.25cm" svg:y1="3.25cm" svg:x2="15cm" svg:y2="3.25cm" draw:start-shape="id1" draw:end-shape="id2" draw:end-glue-point="5" svg:d="M8250 3250h6750" svg:viewBox="0 0 6751 1">
          <text:p/>
        </draw:connector>
        <draw:connector draw:style-name="gr9" draw:text-style-name="P7" draw:layer="layout" svg:x1="7.5cm" svg:y1="8.3cm" svg:x2="4.625cm" svg:y2="5cm" draw:start-shape="id3" draw:start-glue-point="5" draw:end-shape="id1" draw:end-glue-point="6" svg:d="M7500 8300h-2875v-3300" svg:viewBox="0 0 2876 3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7T09:50:08.538262109</meta:creation-date>
    <dc:date>2022-11-07T11:35:14.184923778</dc:date>
    <meta:editing-duration>PT1H13M12S</meta:editing-duration>
    <meta:editing-cycles>1</meta:editing-cycles>
    <meta:document-statistic meta:object-count="14"/>
    <meta:generator>LibreOffice/7.3.6.2$Linux_X86_64 LibreOffice_project/30$Build-2</meta:generator>
  </office:meta>
</office:document-meta>
</file>